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.14pt"/>
    </style:style>
    <style:style style:name="co7" style:family="table-column">
      <style:table-column-properties fo:break-before="auto" style:column-width="72.31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92.04pt"/>
    </style:style>
    <style:style style:name="co10" style:family="table-column">
      <style:table-column-properties fo:break-before="auto" style:column-width="79.31pt"/>
    </style:style>
    <style:style style:name="co11" style:family="table-column">
      <style:table-column-properties fo:break-before="auto" style:column-width="77.84pt"/>
    </style:style>
    <style:style style:name="co12" style:family="table-column">
      <style:table-column-properties fo:break-before="auto" style:column-width="81.41pt"/>
    </style:style>
    <style:style style:name="co13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8aa97"/>
    </style:style>
    <style:style style:name="ce10" style:family="table-cell" style:parent-style-name="Default" style:data-style-name="N129"/>
    <style:style style:name="ce4" style:family="table-cell" style:parent-style-name="Default" style:data-style-name="N130"/>
    <style:style style:name="ce5" style:family="table-cell" style:parent-style-name="Default" style:data-style-name="N131"/>
    <style:style style:name="ce1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 Dim</text:p>
          </table:table-cell>
          <table:table-cell office:value-type="string" calcext:value-type="string">
            <text:p>Hidden Dim</text:p>
          </table:table-cell>
          <table:table-cell office:value-type="string" calcext:value-type="string">
            <text:p># Hidden Layers</text:p>
          </table:table-cell>
          <table:table-cell office:value-type="string" calcext:value-type="string">
            <text:p># Regions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172758" calcext:value-type="float">
            <text:p>0.17275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147202" calcext:value-type="float">
            <text:p>0.14720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0.651315" calcext:value-type="float">
            <text:p>0.65131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0.98355" calcext:value-type="float">
            <text:p>0.983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.56036" calcext:value-type="float">
            <text:p>1.5603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1.463938" calcext:value-type="float">
            <text:p>1.4639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3.713334" calcext:value-type="float">
            <text:p>3.71333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3.020991" calcext:value-type="float">
            <text:p>3.0209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29" calcext:value-type="float">
            <text:p>1229</text:p>
          </table:table-cell>
          <table:table-cell office:value-type="float" office:value="7.591491" calcext:value-type="float">
            <text:p>7.5914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  <table:table-cell office:value-type="float" office:value="6.517939" calcext:value-type="float">
            <text:p>6.51793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637" calcext:value-type="float">
            <text:p>1637</text:p>
          </table:table-cell>
          <table:table-cell office:value-type="float" office:value="13.234809" calcext:value-type="float">
            <text:p>13.23480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97" calcext:value-type="float">
            <text:p>1797</text:p>
          </table:table-cell>
          <table:table-cell office:value-type="float" office:value="14.350233" calcext:value-type="float">
            <text:p>14.3502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office:value-type="float" office:value="19.509449" calcext:value-type="float">
            <text:p>19.50944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2.098272" calcext:value-type="float">
            <text:p>22.09827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643" calcext:value-type="float">
            <text:p>2643</text:p>
          </table:table-cell>
          <table:table-cell office:value-type="float" office:value="32.438553" calcext:value-type="float">
            <text:p>32.43855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34.595998" calcext:value-type="float">
            <text:p>34.59599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52.659995" calcext:value-type="float">
            <text:p>52.65999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430" calcext:value-type="float">
            <text:p>3430</text:p>
          </table:table-cell>
          <table:table-cell office:value-type="float" office:value="53.256491" calcext:value-type="float">
            <text:p>53.25649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224" calcext:value-type="float">
            <text:p>4224</text:p>
          </table:table-cell>
          <table:table-cell office:value-type="float" office:value="153.625271" calcext:value-type="float">
            <text:p>153.62527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157" calcext:value-type="float">
            <text:p>4157</text:p>
          </table:table-cell>
          <table:table-cell office:value-type="float" office:value="151.746525" calcext:value-type="float">
            <text:p>151.74652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085" calcext:value-type="float">
            <text:p>5085</text:p>
          </table:table-cell>
          <table:table-cell office:value-type="float" office:value="221.284982" calcext:value-type="float">
            <text:p>221.28498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221" calcext:value-type="float">
            <text:p>5221</text:p>
          </table:table-cell>
          <table:table-cell office:value-type="float" office:value="231.727747" calcext:value-type="float">
            <text:p>231.727747</text:p>
          </table:table-cell>
          <table:table-cell office:value-type="string" calcext:value-type="string">
            <text:p>*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perty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Time (laptop)</text:p>
          </table:table-cell>
          <table:table-cell table:style-name="ce1" office:value-type="string" calcext:value-type="string">
            <text:p>Regions</text:p>
          </table:table-cell>
          <table:table-cell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,8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,9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,3</text:p>
          </table:table-cell>
          <table:table-cell office:value-type="string" calcext:value-type="string">
            <text:p>found sat. 108.22</text:p>
          </table:table-cell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.1" calcext:value-type="float">
            <text:p>6.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found sat. 49.41</text:p>
          </table:table-cell>
          <table:table-cell office:value-type="float" office:value="1305" calcext:value-type="float">
            <text:p>1305</text:p>
          </table:table-cell>
          <table:table-cell table:formula="of:=49/1305" office:value-type="float" office:value="0.0375478927203065" calcext:value-type="float">
            <text:p>0.037547892720307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roperty 3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roperty 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FL Time (s)</text:p>
          </table:table-cell>
          <table:table-cell table:style-name="ce1" office:value-type="string" calcext:value-type="string">
            <text:p>My Time (s)</text:p>
          </table:table-cell>
          <table:table-cell table:style-name="ce1" office:value-type="string" calcext:value-type="string">
            <text:p># Singular Maps</text:p>
          </table:table-cell>
          <table:table-cell table:style-name="ce1" office:value-type="string" calcext:value-type="string">
            <text:p>Total Cells</text:p>
          </table:table-cell>
          <table:table-cell table:style-name="ce1" office:value-type="string" calcext:value-type="string">
            <text:p>x Slower than FL</text:p>
          </table:table-cell>
          <table:table-cell table:style-name="ce1" office:value-type="string" calcext:value-type="string">
            <text:p>x Faster than FL</text:p>
          </table:table-cell>
        </table:table-row>
        <table:table-row table:style-name="ro1">
          <table:table-cell office:value-type="string" calcext:value-type="string">
            <text:p>1,1</text:p>
          </table:table-cell>
          <table:table-cell office:value-type="float" office:value="732.125582" calcext:value-type="float">
            <text:p>732.125582</text:p>
          </table:table-cell>
          <table:table-cell table:number-columns-repeated="2"/>
          <table:table-cell office:value-type="float" office:value="70631" calcext:value-type="float">
            <text:p>70631</text:p>
          </table:table-cell>
          <table:table-cell table:formula="of:=[.C3]/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462.533114" calcext:value-type="float">
            <text:p>462.533114</text:p>
          </table:table-cell>
          <table:table-cell table:number-columns-repeated="2"/>
          <table:table-cell office:value-type="float" office:value="39529" calcext:value-type="float">
            <text:p>39529</text:p>
          </table:table-cell>
          <table:table-cell table:formula="of:=[.C4]/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3</text:p>
          </table:table-cell>
          <table:table-cell office:value-type="float" office:value="136.853551" calcext:value-type="float">
            <text:p>136.853551</text:p>
          </table:table-cell>
          <table:table-cell table:number-columns-repeated="2"/>
          <table:table-cell office:value-type="float" office:value="12274" calcext:value-type="float">
            <text:p>12274</text:p>
          </table:table-cell>
          <table:table-cell table:formula="of:=[.C5]/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4</text:p>
          </table:table-cell>
          <table:table-cell office:value-type="float" office:value="56.237355" calcext:value-type="float">
            <text:p>56.237355</text:p>
          </table:table-cell>
          <table:table-cell table:number-columns-repeated="2"/>
          <table:table-cell office:value-type="float" office:value="4275" calcext:value-type="float">
            <text:p>4275</text:p>
          </table:table-cell>
          <table:table-cell table:formula="of:=[.C6]/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5</text:p>
          </table:table-cell>
          <table:table-cell office:value-type="float" office:value="61.172661" calcext:value-type="float">
            <text:p>61.172661</text:p>
          </table:table-cell>
          <table:table-cell table:number-columns-repeated="2"/>
          <table:table-cell office:value-type="float" office:value="4744" calcext:value-type="float">
            <text:p>4744</text:p>
          </table:table-cell>
          <table:table-cell table:formula="of:=[.C7]/[.B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1,6</text:p>
          </table:table-cell>
          <table:table-cell office:value-type="float" office:value="16.296824" calcext:value-type="float">
            <text:p>16.296824</text:p>
          </table:table-cell>
          <table:table-cell office:value-type="float" office:value="39.582" calcext:value-type="float">
            <text:p>39.582</text:p>
          </table:table-cell>
          <table:table-cell table:number-columns-repeated="2" table:style-name="ce7" office:value-type="float" office:value="1266" calcext:value-type="float">
            <text:p>1266</text:p>
          </table:table-cell>
          <table:table-cell table:style-name="ce10" table:formula="of:=[.C8]/[.B8]" office:value-type="float" office:value="2.42881680504128" calcext:value-type="float">
            <text:p>2.42882</text:p>
          </table:table-cell>
          <table:table-cell/>
        </table:table-row>
        <table:table-row table:style-name="ro1">
          <table:table-cell table:style-name="ce3" office:value-type="string" calcext:value-type="string">
            <text:p>1,7</text:p>
          </table:table-cell>
          <table:table-cell office:value-type="float" office:value="6.661133" calcext:value-type="float">
            <text:p>6.661133</text:p>
          </table:table-cell>
          <table:table-cell office:value-type="float" office:value="0.012259" calcext:value-type="float">
            <text:p>0.012259</text:p>
          </table:table-cell>
          <table:table-cell table:number-columns-repeated="2" table:style-name="ce7" office:value-type="float" office:value="500" calcext:value-type="float">
            <text:p>500</text:p>
          </table:table-cell>
          <table:table-cell table:style-name="ce4" table:formula="of:=[.C9]/[.B9]" office:value-type="float" office:value="0.00184037760543139" calcext:value-type="float">
            <text:p>0.0018</text:p>
          </table:table-cell>
          <table:table-cell table:style-name="ce5" table:formula="of:=[.B9]/[.C9]" office:value-type="float" office:value="543.36675095848" calcext:value-type="float">
            <text:p>543.367</text:p>
          </table:table-cell>
        </table:table-row>
        <table:table-row table:style-name="ro1">
          <table:table-cell table:style-name="ce3" office:value-type="string" calcext:value-type="string">
            <text:p>1,8</text:p>
          </table:table-cell>
          <table:table-cell office:value-type="float" office:value="5.447123" calcext:value-type="float">
            <text:p>5.447123</text:p>
          </table:table-cell>
          <table:table-cell office:value-type="float" office:value="0.009968" calcext:value-type="float">
            <text:p>0.009968</text:p>
          </table:table-cell>
          <table:table-cell table:number-columns-repeated="2" table:style-name="ce7" office:value-type="float" office:value="393" calcext:value-type="float">
            <text:p>393</text:p>
          </table:table-cell>
          <table:table-cell table:style-name="ce4" table:formula="of:=[.C10]/[.B10]" office:value-type="float" office:value="0.00182995684143721" calcext:value-type="float">
            <text:p>0.0018</text:p>
          </table:table-cell>
          <table:table-cell table:style-name="ce5" table:formula="of:=[.B10]/[.C10]" office:value-type="float" office:value="546.460975120385" calcext:value-type="float">
            <text:p>546.461</text:p>
          </table:table-cell>
        </table:table-row>
        <table:table-row table:style-name="ro1">
          <table:table-cell table:style-name="ce3" office:value-type="string" calcext:value-type="string">
            <text:p>1,9</text:p>
          </table:table-cell>
          <table:table-cell office:value-type="float" office:value="3.796344" calcext:value-type="float">
            <text:p>3.796344</text:p>
          </table:table-cell>
          <table:table-cell office:value-type="float" office:value="0.008798" calcext:value-type="float">
            <text:p>0.008798</text:p>
          </table:table-cell>
          <table:table-cell table:number-columns-repeated="2" table:style-name="ce7" office:value-type="float" office:value="290" calcext:value-type="float">
            <text:p>290</text:p>
          </table:table-cell>
          <table:table-cell table:style-name="ce4" table:formula="of:=[.C11]/[.B11]" office:value-type="float" office:value="0.00231749282994376" calcext:value-type="float">
            <text:p>0.0023</text:p>
          </table:table-cell>
          <table:table-cell table:style-name="ce5" table:formula="of:=[.B11]/[.C11]" office:value-type="float" office:value="431.500795635372" calcext:value-type="float">
            <text:p>431.501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float" office:value="166.196301" calcext:value-type="float">
            <text:p>166.196301</text:p>
          </table:table-cell>
          <table:table-cell table:number-columns-repeated="2"/>
          <table:table-cell office:value-type="float" office:value="16179" calcext:value-type="float">
            <text:p>16179</text:p>
          </table:table-cell>
          <table:table-cell table:formula="of:=[.C12]/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2</text:p>
          </table:table-cell>
          <table:table-cell office:value-type="float" office:value="69.588939" calcext:value-type="float">
            <text:p>69.588939</text:p>
          </table:table-cell>
          <table:table-cell table:number-columns-repeated="2"/>
          <table:table-cell office:value-type="float" office:value="6861" calcext:value-type="float">
            <text:p>6861</text:p>
          </table:table-cell>
          <table:table-cell table:formula="of:=[.C13]/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3</text:p>
          </table:table-cell>
          <table:table-cell office:value-type="float" office:value="114.727925" calcext:value-type="float">
            <text:p>114.727925</text:p>
          </table:table-cell>
          <table:table-cell table:number-columns-repeated="2"/>
          <table:table-cell office:value-type="float" office:value="10614" calcext:value-type="float">
            <text:p>10614</text:p>
          </table:table-cell>
          <table:table-cell table:formula="of:=[.C14]/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4</text:p>
          </table:table-cell>
          <table:table-cell office:value-type="float" office:value="4.766539" calcext:value-type="float">
            <text:p>4.76653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[.C15]/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5</text:p>
          </table:table-cell>
          <table:table-cell office:value-type="float" office:value="29.408228" calcext:value-type="float">
            <text:p>29.408228</text:p>
          </table:table-cell>
          <table:table-cell office:value-type="float" office:value="85.284" calcext:value-type="float">
            <text:p>85.28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456" calcext:value-type="float">
            <text:p>2456</text:p>
          </table:table-cell>
          <table:table-cell table:style-name="ce5" table:formula="of:=[.C16]/[.B16]" office:value-type="float" office:value="2.90000471976754" calcext:value-type="float">
            <text:p>2.900</text:p>
          </table:table-cell>
          <table:table-cell/>
        </table:table-row>
        <table:table-row table:style-name="ro1">
          <table:table-cell table:style-name="ce3" office:value-type="string" calcext:value-type="string">
            <text:p>2,6</text:p>
          </table:table-cell>
          <table:table-cell office:value-type="float" office:value="4.109993" calcext:value-type="float">
            <text:p>4.109993</text:p>
          </table:table-cell>
          <table:table-cell office:value-type="float" office:value="6.144" calcext:value-type="float">
            <text:p>6.144</text:p>
          </table:table-cell>
          <table:table-cell table:number-columns-repeated="2" table:style-name="ce7" office:value-type="float" office:value="253" calcext:value-type="float">
            <text:p>253</text:p>
          </table:table-cell>
          <table:table-cell table:style-name="ce5" table:formula="of:=[.C17]/[.B17]" office:value-type="float" office:value="1.49489305699547" calcext:value-type="float">
            <text:p>1.495</text:p>
          </table:table-cell>
          <table:table-cell/>
        </table:table-row>
        <table:table-row table:style-name="ro1">
          <table:table-cell table:style-name="ce3" office:value-type="string" calcext:value-type="string">
            <text:p>2,7</text:p>
          </table:table-cell>
          <table:table-cell office:value-type="float" office:value="14.845525" calcext:value-type="float">
            <text:p>14.845525</text:p>
          </table:table-cell>
          <table:table-cell office:value-type="float" office:value="34.657" calcext:value-type="float">
            <text:p>34.657</text:p>
          </table:table-cell>
          <table:table-cell table:number-columns-repeated="2" table:style-name="ce7" office:value-type="float" office:value="1199" calcext:value-type="float">
            <text:p>1199</text:p>
          </table:table-cell>
          <table:table-cell table:style-name="ce5" table:formula="of:=[.C18]/[.B18]" office:value-type="float" office:value="2.33450821038663" calcext:value-type="float">
            <text:p>2.335</text:p>
          </table:table-cell>
          <table:table-cell/>
        </table:table-row>
        <table:table-row table:style-name="ro1">
          <table:table-cell table:style-name="ce3" office:value-type="string" calcext:value-type="string">
            <text:p>2,8</text:p>
          </table:table-cell>
          <table:table-cell office:value-type="float" office:value="4.899002" calcext:value-type="float">
            <text:p>4.899002</text:p>
          </table:table-cell>
          <table:table-cell office:value-type="float" office:value="8.672" calcext:value-type="float">
            <text:p>8.672</text:p>
          </table:table-cell>
          <table:table-cell table:number-columns-repeated="2" table:style-name="ce7" office:value-type="float" office:value="326" calcext:value-type="float">
            <text:p>326</text:p>
          </table:table-cell>
          <table:table-cell table:style-name="ce5" table:formula="of:=[.C19]/[.B19]" office:value-type="float" office:value="1.77015645227334" calcext:value-type="float">
            <text:p>1.770</text:p>
          </table:table-cell>
          <table:table-cell/>
        </table:table-row>
        <table:table-row table:style-name="ro1">
          <table:table-cell table:style-name="ce3" office:value-type="string" calcext:value-type="string">
            <text:p>2,9</text:p>
          </table:table-cell>
          <table:table-cell office:value-type="float" office:value="2.952548" calcext:value-type="float">
            <text:p>2.952548</text:p>
          </table:table-cell>
          <table:table-cell office:value-type="float" office:value="5.47" calcext:value-type="float">
            <text:p>5.47</text:p>
          </table:table-cell>
          <table:table-cell table:number-columns-repeated="2" table:style-name="ce7" office:value-type="float" office:value="188" calcext:value-type="float">
            <text:p>188</text:p>
          </table:table-cell>
          <table:table-cell table:style-name="ce5" table:formula="of:=[.C20]/[.B20]" office:value-type="float" office:value="1.85263711208082" calcext:value-type="float">
            <text:p>1.853</text:p>
          </table:table-cell>
          <table:table-cell/>
        </table:table-row>
        <table:table-row table:style-name="ro1">
          <table:table-cell office:value-type="string" calcext:value-type="string">
            <text:p>3,1</text:p>
          </table:table-cell>
          <table:table-cell office:value-type="float" office:value="60.993938" calcext:value-type="float">
            <text:p>60.993938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table:formula="of:=[.C21]/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2</text:p>
          </table:table-cell>
          <table:table-cell office:value-type="float" office:value="429.413265" calcext:value-type="float">
            <text:p>429.413265</text:p>
          </table:table-cell>
          <table:table-cell table:number-columns-repeated="2"/>
          <table:table-cell office:value-type="float" office:value="36967" calcext:value-type="float">
            <text:p>36967</text:p>
          </table:table-cell>
          <table:table-cell table:formula="of:=[.C22]/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3</text:p>
          </table:table-cell>
          <table:table-cell office:value-type="float" office:value="98.358347" calcext:value-type="float">
            <text:p>98.35834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table:formula="of:=[.C23]/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4</text:p>
          </table:table-cell>
          <table:table-cell office:value-type="float" office:value="24.580765" calcext:value-type="float">
            <text:p>24.580765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table:formula="of:=[.C24]/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5</text:p>
          </table:table-cell>
          <table:table-cell office:value-type="float" office:value="12.993863" calcext:value-type="float">
            <text:p>12.993863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 table:formula="of:=[.C25]/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3,6</text:p>
          </table:table-cell>
          <table:table-cell office:value-type="float" office:value="25.013908" calcext:value-type="float">
            <text:p>25.013908</text:p>
          </table:table-cell>
          <table:table-cell/>
          <table:table-cell table:number-columns-repeated="2" table:style-name="ce7" office:value-type="float" office:value="1857" calcext:value-type="float">
            <text:p>1857</text:p>
          </table:table-cell>
          <table:table-cell table:formula="of:=[.C26]/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3,7</text:p>
          </table:table-cell>
          <table:table-cell office:value-type="float" office:value="1.593887" calcext:value-type="float">
            <text:p>1.593887</text:p>
          </table:table-cell>
          <table:table-cell/>
          <table:table-cell table:number-columns-repeated="2" table:style-name="ce7" office:value-type="float" office:value="107" calcext:value-type="float">
            <text:p>107</text:p>
          </table:table-cell>
          <table:table-cell table:formula="of:=[.C27]/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3,8</text:p>
          </table:table-cell>
          <table:table-cell office:value-type="float" office:value="9.345769" calcext:value-type="float">
            <text:p>9.345769</text:p>
          </table:table-cell>
          <table:table-cell office:value-type="float" office:value="19.718" calcext:value-type="float">
            <text:p>19.71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54" calcext:value-type="float">
            <text:p>654</text:p>
          </table:table-cell>
          <table:table-cell table:style-name="ce5" table:formula="of:=[.C28]/[.B28]" office:value-type="float" office:value="2.10983173241282" calcext:value-type="float">
            <text:p>2.110</text:p>
          </table:table-cell>
          <table:table-cell/>
        </table:table-row>
        <table:table-row table:style-name="ro1">
          <table:table-cell table:style-name="ce3" office:value-type="string" calcext:value-type="string">
            <text:p>3,9</text:p>
          </table:table-cell>
          <table:table-cell office:value-type="float" office:value="14.040652" calcext:value-type="float">
            <text:p>14.040652</text:p>
          </table:table-cell>
          <table:table-cell/>
          <table:table-cell table:number-columns-repeated="2" table:style-name="ce7" office:value-type="float" office:value="1201" calcext:value-type="float">
            <text:p>1201</text:p>
          </table:table-cell>
          <table:table-cell table:formula="of:=[.C29]/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1</text:p>
          </table:table-cell>
          <table:table-cell office:value-type="float" office:value="22.776829" calcext:value-type="float">
            <text:p>22.776829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table:formula="of:=[.C30]/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2</text:p>
          </table:table-cell>
          <table:table-cell office:value-type="float" office:value="195.428833" calcext:value-type="float">
            <text:p>195.428833</text:p>
          </table:table-cell>
          <table:table-cell table:number-columns-repeated="2"/>
          <table:table-cell office:value-type="float" office:value="17804" calcext:value-type="float">
            <text:p>17804</text:p>
          </table:table-cell>
          <table:table-cell table:formula="of:=[.C31]/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3</text:p>
          </table:table-cell>
          <table:table-cell office:value-type="float" office:value="241.920251" calcext:value-type="float">
            <text:p>241.920251</text:p>
          </table:table-cell>
          <table:table-cell table:number-columns-repeated="2"/>
          <table:table-cell office:value-type="float" office:value="20746" calcext:value-type="float">
            <text:p>20746</text:p>
          </table:table-cell>
          <table:table-cell table:formula="of:=[.C32]/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4</text:p>
          </table:table-cell>
          <table:table-cell office:value-type="float" office:value="8.058942" calcext:value-type="float">
            <text:p>8.058942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[.C33]/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5</text:p>
          </table:table-cell>
          <table:table-cell office:value-type="float" office:value="3.887905" calcext:value-type="float">
            <text:p>3.887905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[.C34]/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4,6</text:p>
          </table:table-cell>
          <table:table-cell office:value-type="float" office:value="30.133363" calcext:value-type="float">
            <text:p>30.133363</text:p>
          </table:table-cell>
          <table:table-cell/>
          <table:table-cell table:number-columns-repeated="2" table:style-name="ce7" office:value-type="float" office:value="2496" calcext:value-type="float">
            <text:p>2496</text:p>
          </table:table-cell>
          <table:table-cell table:formula="of:=[.C35]/[.B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4,7</text:p>
          </table:table-cell>
          <table:table-cell office:value-type="float" office:value="12.669866" calcext:value-type="float">
            <text:p>12.669866</text:p>
          </table:table-cell>
          <table:table-cell/>
          <table:table-cell table:style-name="ce9" office:value-type="float" office:value="724" calcext:value-type="float">
            <text:p>724</text:p>
          </table:table-cell>
          <table:table-cell table:style-name="ce9" office:value-type="float" office:value="944" calcext:value-type="float">
            <text:p>944</text:p>
          </table:table-cell>
          <table:table-cell table:formula="of:=[.C36]/[.B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4,8</text:p>
          </table:table-cell>
          <table:table-cell office:value-type="float" office:value="8.412877" calcext:value-type="float">
            <text:p>8.412877</text:p>
          </table:table-cell>
          <table:table-cell/>
          <table:table-cell table:number-columns-repeated="2" table:style-name="ce7" office:value-type="float" office:value="576" calcext:value-type="float">
            <text:p>576</text:p>
          </table:table-cell>
          <table:table-cell table:formula="of:=[.C37]/[.B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4,9</text:p>
          </table:table-cell>
          <table:table-cell office:value-type="float" office:value="9.100343" calcext:value-type="float">
            <text:p>9.100343</text:p>
          </table:table-cell>
          <table:table-cell/>
          <table:table-cell table:number-columns-repeated="2" table:style-name="ce7" office:value-type="float" office:value="611" calcext:value-type="float">
            <text:p>611</text:p>
          </table:table-cell>
          <table:table-cell table:formula="of:=[.C38]/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102.730346" calcext:value-type="float">
            <text:p>102.730346</text:p>
          </table:table-cell>
          <table:table-cell table:number-columns-repeated="2"/>
          <table:table-cell office:value-type="float" office:value="9461" calcext:value-type="float">
            <text:p>9461</text:p>
          </table:table-cell>
          <table:table-cell table:formula="of:=[.C39]/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21.362028" calcext:value-type="float">
            <text:p>21.362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 table:formula="of:=[.C40]/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3</text:p>
          </table:table-cell>
          <table:table-cell office:value-type="float" office:value="30.066785" calcext:value-type="float">
            <text:p>30.066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table:formula="of:=[.C41]/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9.606588" calcext:value-type="float">
            <text:p>9.60658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58" calcext:value-type="float">
            <text:p>758</text:p>
          </table:table-cell>
          <table:table-cell table:formula="of:=[.C42]/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4.509198" calcext:value-type="float">
            <text:p>14.509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formula="of:=[.C43]/[.B4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5,6</text:p>
          </table:table-cell>
          <table:table-cell office:value-type="float" office:value="17.282749" calcext:value-type="float">
            <text:p>17.282749</text:p>
          </table:table-cell>
          <table:table-cell office:value-type="float" office:value="31.923" calcext:value-type="float">
            <text:p>31.923</text:p>
          </table:table-cell>
          <table:table-cell table:number-columns-repeated="2" table:style-name="ce7" office:value-type="float" office:value="1143" calcext:value-type="float">
            <text:p>1143</text:p>
          </table:table-cell>
          <table:table-cell table:style-name="ce5" table:formula="of:=[.C44]/[.B44]" office:value-type="float" office:value="1.84710198591671" calcext:value-type="float">
            <text:p>1.847</text:p>
          </table:table-cell>
          <table:table-cell/>
        </table:table-row>
        <table:table-row table:style-name="ro1">
          <table:table-cell table:style-name="ce3" office:value-type="string" calcext:value-type="string">
            <text:p>5,7</text:p>
          </table:table-cell>
          <table:table-cell office:value-type="float" office:value="1.598531" calcext:value-type="float">
            <text:p>1.598531</text:p>
          </table:table-cell>
          <table:table-cell office:value-type="float" office:value="2.227" calcext:value-type="float">
            <text:p>2.227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style-name="ce5" table:formula="of:=[.C45]/[.B45]" office:value-type="float" office:value="1.39315408959851" calcext:value-type="float">
            <text:p>1.393</text:p>
          </table:table-cell>
          <table:table-cell/>
        </table:table-row>
        <table:table-row table:style-name="ro1">
          <table:table-cell table:style-name="ce3" office:value-type="string" calcext:value-type="string">
            <text:p>5,8</text:p>
          </table:table-cell>
          <table:table-cell office:value-type="float" office:value="29.733891" calcext:value-type="float">
            <text:p>29.733891</text:p>
          </table:table-cell>
          <table:table-cell office:value-type="float" office:value="76.289" calcext:value-type="float">
            <text:p>76.289</text:p>
          </table:table-cell>
          <table:table-cell table:number-columns-repeated="2" table:style-name="ce7" office:value-type="float" office:value="2368" calcext:value-type="float">
            <text:p>2368</text:p>
          </table:table-cell>
          <table:table-cell table:style-name="ce5" table:formula="of:=[.C46]/[.B46]" office:value-type="float" office:value="2.56572542086739" calcext:value-type="float">
            <text:p>2.566</text:p>
          </table:table-cell>
          <table:table-cell/>
        </table:table-row>
        <table:table-row table:style-name="ro1">
          <table:table-cell table:style-name="ce3" office:value-type="string" calcext:value-type="string">
            <text:p>5,9</text:p>
          </table:table-cell>
          <table:table-cell office:value-type="float" office:value="1.528419" calcext:value-type="float">
            <text:p>1.528419</text:p>
          </table:table-cell>
          <table:table-cell office:value-type="float" office:value="2.75" calcext:value-type="float">
            <text:p>2.75</text:p>
          </table:table-cell>
          <table:table-cell table:number-columns-repeated="2" table:style-name="ce7" office:value-type="float" office:value="107" calcext:value-type="float">
            <text:p>107</text:p>
          </table:table-cell>
          <table:table-cell table:style-name="ce5" table:formula="of:=[.C47]/[.B47]" office:value-type="float" office:value="1.79924484058364" calcext:value-type="float">
            <text:p>1.799</text:p>
          </table:table-cell>
          <table:table-cell/>
        </table:table-row>
        <table:table-row table:style-name="ro1" table:number-rows-repeated="29">
          <table:table-cell table:number-columns-repeated="7"/>
        </table:table-row>
        <table:table-row table:style-name="ro1">
          <table:table-cell office:value-type="float" office:value="58.118624" calcext:value-type="float">
            <text:p>58.118624</text:p>
          </table:table-cell>
          <table:table-cell table:number-columns-repeated="6"/>
        </table:table-row>
        <table:table-row table:style-name="ro1">
          <table:table-cell office:value-type="float" office:value="4.908512" calcext:value-type="float">
            <text:p>4.908512</text:p>
          </table:table-cell>
          <table:table-cell table:number-columns-repeated="6"/>
        </table:table-row>
        <table:table-row table:style-name="ro1">
          <table:table-cell office:value-type="float" office:value="21.971894" calcext:value-type="float">
            <text:p>21.971894</text:p>
          </table:table-cell>
          <table:table-cell table:number-columns-repeated="6"/>
        </table:table-row>
        <table:table-row table:style-name="ro1">
          <table:table-cell office:value-type="float" office:value="38.376154" calcext:value-type="float">
            <text:p>38.376154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78.213863" calcext:value-type="float">
            <text:p>78.213863</text:p>
          </table:table-cell>
          <table:table-cell table:number-columns-repeated="6"/>
        </table:table-row>
        <table:table-row table:style-name="ro1">
          <table:table-cell office:value-type="float" office:value="28.329924" calcext:value-type="float">
            <text:p>28.329924</text:p>
          </table:table-cell>
          <table:table-cell table:number-columns-repeated="6"/>
        </table:table-row>
        <table:table-row table:style-name="ro1">
          <table:table-cell office:value-type="float" office:value="18.707419" calcext:value-type="float">
            <text:p>18.707419</text:p>
          </table:table-cell>
          <table:table-cell table:number-columns-repeated="6"/>
        </table:table-row>
        <table:table-row table:style-name="ro1">
          <table:table-cell office:value-type="float" office:value="20.263148" calcext:value-type="float">
            <text:p>20.263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4606</text:p>
          </table:table-cell>
          <table:table-cell table:number-columns-repeated="6"/>
        </table:table-row>
        <table:table-row table:style-name="ro1">
          <table:table-cell office:value-type="float" office:value="70.847031" calcext:value-type="float">
            <text:p>70.847031</text:p>
          </table:table-cell>
          <table:table-cell table:number-columns-repeated="6"/>
        </table:table-row>
        <table:table-row table:style-name="ro1">
          <table:table-cell office:value-type="float" office:value="97.293438" calcext:value-type="float">
            <text:p>97.293438</text:p>
          </table:table-cell>
          <table:table-cell table:number-columns-repeated="6"/>
        </table:table-row>
        <table:table-row table:style-name="ro1">
          <table:table-cell office:value-type="float" office:value="25.500857" calcext:value-type="float">
            <text:p>25.500857</text:p>
          </table:table-cell>
          <table:table-cell table:number-columns-repeated="6"/>
        </table:table-row>
        <table:table-row table:style-name="ro1">
          <table:table-cell office:value-type="float" office:value="43.861554" calcext:value-type="float">
            <text:p>43.861554</text:p>
          </table:table-cell>
          <table:table-cell table:number-columns-repeated="6"/>
        </table:table-row>
        <table:table-row table:style-name="ro1">
          <table:table-cell office:value-type="float" office:value="34.216025" calcext:value-type="float">
            <text:p>34.216025</text:p>
          </table:table-cell>
          <table:table-cell table:number-columns-repeated="6"/>
        </table:table-row>
        <table:table-row table:style-name="ro1">
          <table:table-cell office:value-type="float" office:value="4.683099" calcext:value-type="float">
            <text:p>4.683099</text:p>
          </table:table-cell>
          <table:table-cell table:number-columns-repeated="6"/>
        </table:table-row>
        <table:table-row table:style-name="ro1">
          <table:table-cell office:value-type="float" office:value="83.303943" calcext:value-type="float">
            <text:p>83.303943</text:p>
          </table:table-cell>
          <table:table-cell table:number-columns-repeated="6"/>
        </table:table-row>
        <table:table-row table:style-name="ro1">
          <table:table-cell office:value-type="float" office:value="5.133618" calcext:value-type="float">
            <text:p>5.133618</text:p>
          </table:table-cell>
          <table:table-cell table:number-columns-repeated="6"/>
        </table:table-row>
      </table:table>
      <table:table table:name="Property 4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perty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L Time (s)</text:p>
          </table:table-cell>
          <table:table-cell office:value-type="string" calcext:value-type="string">
            <text:p>My Time (s)</text:p>
          </table:table-cell>
          <table:table-cell office:value-type="string" calcext:value-type="string">
            <text:p># Singular Map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x Slower than FL</text:p>
          </table:table-cell>
          <table:table-cell office:value-type="string" calcext:value-type="string">
            <text:p>x Faster than FL</text:p>
          </table:table-cell>
        </table:table-row>
        <table:table-row table:style-name="ro1">
          <table:table-cell office:value-type="string" calcext:value-type="string">
            <text:p>1,1</text:p>
          </table:table-cell>
          <table:table-cell office:value-type="float" office:value="200.240027" calcext:value-type="float">
            <text:p>200.240027</text:p>
          </table:table-cell>
          <table:table-cell table:number-columns-repeated="2"/>
          <table:table-cell office:value-type="float" office:value="19143" calcext:value-type="float">
            <text:p>19143</text:p>
          </table:table-cell>
          <table:table-cell table:formula="of:=[.C3]/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138.897177" calcext:value-type="float">
            <text:p>138.897177</text:p>
          </table:table-cell>
          <table:table-cell table:number-columns-repeated="2"/>
          <table:table-cell office:value-type="float" office:value="13143" calcext:value-type="float">
            <text:p>13143</text:p>
          </table:table-cell>
          <table:table-cell table:formula="of:=[.C4]/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3</text:p>
          </table:table-cell>
          <table:table-cell office:value-type="float" office:value="108.682842" calcext:value-type="float">
            <text:p>108.682842</text:p>
          </table:table-cell>
          <table:table-cell table:number-columns-repeated="2"/>
          <table:table-cell office:value-type="float" office:value="9837" calcext:value-type="float">
            <text:p>9837</text:p>
          </table:table-cell>
          <table:table-cell table:formula="of:=[.C5]/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4</text:p>
          </table:table-cell>
          <table:table-cell office:value-type="float" office:value="12.713253" calcext:value-type="float">
            <text:p>12.713253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formula="of:=[.C6]/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5</text:p>
          </table:table-cell>
          <table:table-cell office:value-type="float" office:value="79.012407" calcext:value-type="float">
            <text:p>79.012407</text:p>
          </table:table-cell>
          <table:table-cell table:number-columns-repeated="2"/>
          <table:table-cell office:value-type="float" office:value="6608" calcext:value-type="float">
            <text:p>6608</text:p>
          </table:table-cell>
          <table:table-cell table:formula="of:=[.C7]/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6</text:p>
          </table:table-cell>
          <table:table-cell office:value-type="float" office:value="48.255022" calcext:value-type="float">
            <text:p>48.255022</text:p>
          </table:table-cell>
          <table:table-cell table:number-columns-repeated="2"/>
          <table:table-cell office:value-type="float" office:value="4443" calcext:value-type="float">
            <text:p>4443</text:p>
          </table:table-cell>
          <table:table-cell table:formula="of:=[.C8]/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7</text:p>
          </table:table-cell>
          <table:table-cell office:value-type="float" office:value="6.658726" calcext:value-type="float">
            <text:p>6.658726</text:p>
          </table:table-cell>
          <table:table-cell office:value-type="float" office:value="0.008341" calcext:value-type="float">
            <text:p>0.00834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C9]/[.B9]" office:value-type="float" office:value="0.0012526420219123" calcext:value-type="float">
            <text:p>0.001252642021912</text:p>
          </table:table-cell>
          <table:table-cell table:formula="of:=[.B9]/[.C9]" office:value-type="float" office:value="798.312672341446" calcext:value-type="float">
            <text:p>798.312672341446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float" office:value="5.581682" calcext:value-type="float">
            <text:p>5.581682</text:p>
          </table:table-cell>
          <table:table-cell office:value-type="float" office:value="0.010879" calcext:value-type="float">
            <text:p>0.0108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[.C10]/[.B10]" office:value-type="float" office:value="0.00194905406649823" calcext:value-type="float">
            <text:p>0.001949054066498</text:p>
          </table:table-cell>
          <table:table-cell table:formula="of:=[.B10]/[.C10]" office:value-type="float" office:value="513.069399761007" calcext:value-type="float">
            <text:p>513.069399761007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float" office:value="5.685966" calcext:value-type="float">
            <text:p>5.685966</text:p>
          </table:table-cell>
          <table:table-cell office:value-type="float" office:value="0.008091" calcext:value-type="float">
            <text:p>0.008091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[.C11]/[.B11]" office:value-type="float" office:value="0.00142297720387354" calcext:value-type="float">
            <text:p>0.001422977203874</text:p>
          </table:table-cell>
          <table:table-cell table:formula="of:=[.B11]/[.C11]" office:value-type="float" office:value="702.751946607342" calcext:value-type="float">
            <text:p>702.751946607342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float" office:value="54.106372" calcext:value-type="float">
            <text:p>54.106372</text:p>
          </table:table-cell>
          <table:table-cell table:number-columns-repeated="2"/>
          <table:table-cell office:value-type="float" office:value="5066" calcext:value-type="float">
            <text:p>5066</text:p>
          </table:table-cell>
          <table:table-cell table:formula="of:=[.C12]/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2</text:p>
          </table:table-cell>
          <table:table-cell office:value-type="float" office:value="51.253173" calcext:value-type="float">
            <text:p>51.253173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3]/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3</text:p>
          </table:table-cell>
          <table:table-cell office:value-type="float" office:value="11.595515" calcext:value-type="float">
            <text:p>11.595515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table:formula="of:=[.C14]/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4</text:p>
          </table:table-cell>
          <table:table-cell office:value-type="float" office:value="9.821271" calcext:value-type="float">
            <text:p>9.82127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[.C15]/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5</text:p>
          </table:table-cell>
          <table:table-cell office:value-type="float" office:value="36.193643" calcext:value-type="float">
            <text:p>36.19364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table:formula="of:=[.C16]/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6</text:p>
          </table:table-cell>
          <table:table-cell office:value-type="float" office:value="16.479398" calcext:value-type="float">
            <text:p>16.479398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table:formula="of:=[.C17]/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7</text:p>
          </table:table-cell>
          <table:table-cell office:value-type="float" office:value="6.95601" calcext:value-type="float">
            <text:p>6.95601</text:p>
          </table:table-cell>
          <table:table-cell office:value-type="float" office:value="14.626759" calcext:value-type="float">
            <text:p>14.626759</text:p>
          </table:table-cell>
          <table:table-cell office:value-type="float" office:value="516" calcext:value-type="float">
            <text:p>516</text:p>
          </table:table-cell>
          <table:table-cell office:value-type="float" office:value="555" calcext:value-type="float">
            <text:p>555</text:p>
          </table:table-cell>
          <table:table-cell table:formula="of:=[.C18]/[.B18]" office:value-type="float" office:value="2.10275128989176" calcext:value-type="float">
            <text:p>2.10275128989176</text:p>
          </table:table-cell>
          <table:table-cell/>
        </table:table-row>
        <table:table-row table:style-name="ro1">
          <table:table-cell office:value-type="string" calcext:value-type="string">
            <text:p>2,8</text:p>
          </table:table-cell>
          <table:table-cell office:value-type="float" office:value="29.473421" calcext:value-type="float">
            <text:p>29.473421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table:formula="of:=[.C19]/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9</text:p>
          </table:table-cell>
          <table:table-cell office:value-type="float" office:value="2.750924" calcext:value-type="float">
            <text:p>2.75092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C20]/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1</text:p>
          </table:table-cell>
          <table:table-cell office:value-type="float" office:value="51.203382" calcext:value-type="float">
            <text:p>51.203382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formula="of:=[.C21]/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2</text:p>
          </table:table-cell>
          <table:table-cell office:value-type="float" office:value="90.266138" calcext:value-type="float">
            <text:p>90.266138</text:p>
          </table:table-cell>
          <table:table-cell table:number-columns-repeated="2"/>
          <table:table-cell office:value-type="float" office:value="8708" calcext:value-type="float">
            <text:p>8708</text:p>
          </table:table-cell>
          <table:table-cell table:formula="of:=[.C22]/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3</text:p>
          </table:table-cell>
          <table:table-cell office:value-type="float" office:value="12.347585" calcext:value-type="float">
            <text:p>12.347585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table:formula="of:=[.C23]/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4</text:p>
          </table:table-cell>
          <table:table-cell office:value-type="float" office:value="12.793307" calcext:value-type="float">
            <text:p>12.793307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table:formula="of:=[.C24]/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5</text:p>
          </table:table-cell>
          <table:table-cell office:value-type="float" office:value="41.662627" calcext:value-type="float">
            <text:p>41.662627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table:formula="of:=[.C25]/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6</text:p>
          </table:table-cell>
          <table:table-cell office:value-type="float" office:value="19.104607" calcext:value-type="float">
            <text:p>19.104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table:formula="of:=[.C26]/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7</text:p>
          </table:table-cell>
          <table:table-cell office:value-type="float" office:value="13.738037" calcext:value-type="float">
            <text:p>13.738037</text:p>
          </table:table-cell>
          <table:table-cell office:value-type="float" office:value="24.117412" calcext:value-type="float">
            <text:p>24.117412</text:p>
          </table:table-cell>
          <table:table-cell table:number-columns-repeated="2" office:value-type="float" office:value="862" calcext:value-type="float">
            <text:p>862</text:p>
          </table:table-cell>
          <table:table-cell table:formula="of:=[.C27]/[.B27]" office:value-type="float" office:value="1.75552096707848" calcext:value-type="float">
            <text:p>1.75552096707848</text:p>
          </table:table-cell>
          <table:table-cell/>
        </table:table-row>
        <table:table-row table:style-name="ro1">
          <table:table-cell office:value-type="string" calcext:value-type="string">
            <text:p>3,8</text:p>
          </table:table-cell>
          <table:table-cell office:value-type="float" office:value="6.791007" calcext:value-type="float">
            <text:p>6.791007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table:formula="of:=[.C28]/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9</text:p>
          </table:table-cell>
          <table:table-cell office:value-type="float" office:value="39.749734" calcext:value-type="float">
            <text:p>39.749734</text:p>
          </table:table-cell>
          <table:table-cell table:number-columns-repeated="2"/>
          <table:table-cell office:value-type="float" office:value="2684" calcext:value-type="float">
            <text:p>2684</text:p>
          </table:table-cell>
          <table:table-cell table:formula="of:=[.C29]/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1</text:p>
          </table:table-cell>
          <table:table-cell office:value-type="float" office:value="8.980315" calcext:value-type="float">
            <text:p>8.980315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table:formula="of:=[.C30]/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2</text:p>
          </table:table-cell>
          <table:table-cell office:value-type="float" office:value="15.239884" calcext:value-type="float">
            <text:p>15.239884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table:formula="of:=[.C31]/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3</text:p>
          </table:table-cell>
          <table:table-cell office:value-type="float" office:value="39.008038" calcext:value-type="float">
            <text:p>39.008038</text:p>
          </table:table-cell>
          <table:table-cell table:number-columns-repeated="2"/>
          <table:table-cell office:value-type="float" office:value="3725" calcext:value-type="float">
            <text:p>3725</text:p>
          </table:table-cell>
          <table:table-cell table:formula="of:=[.C32]/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4</text:p>
          </table:table-cell>
          <table:table-cell office:value-type="float" office:value="16.56302" calcext:value-type="float">
            <text:p>16.56302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table:formula="of:=[.C33]/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5</text:p>
          </table:table-cell>
          <table:table-cell office:value-type="float" office:value="15.472955" calcext:value-type="float">
            <text:p>15.472955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table:formula="of:=[.C34]/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6</text:p>
          </table:table-cell>
          <table:table-cell office:value-type="float" office:value="27.947537" calcext:value-type="float">
            <text:p>27.947537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table:formula="of:=[.C35]/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.718053" calcext:value-type="float">
            <text:p>2.718053</text:p>
          </table:table-cell>
          <table:table-cell office:value-type="float" office:value="7.355937" calcext:value-type="float">
            <text:p>7.35593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[.C36]/[.B36]" office:value-type="float" office:value="2.70632581483878" calcext:value-type="float">
            <text:p>2.70632581483878</text:p>
          </table:table-cell>
          <table:table-cell/>
        </table:table-row>
        <table:table-row table:style-name="ro1">
          <table:table-cell office:value-type="string" calcext:value-type="string">
            <text:p>4,8</text:p>
          </table:table-cell>
          <table:table-cell office:value-type="float" office:value="21.715857" calcext:value-type="float">
            <text:p>21.715857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formula="of:=[.C37]/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9</text:p>
          </table:table-cell>
          <table:table-cell office:value-type="float" office:value="34.604226" calcext:value-type="float">
            <text:p>34.604226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formula="of:=[.C38]/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72.956547" calcext:value-type="float">
            <text:p>72.956547</text:p>
          </table:table-cell>
          <table:table-cell table:number-columns-repeated="2"/>
          <table:table-cell office:value-type="float" office:value="6932" calcext:value-type="float">
            <text:p>6932</text:p>
          </table:table-cell>
          <table:table-cell table:formula="of:=[.C39]/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45.560734" calcext:value-type="float">
            <text:p>45.560734</text:p>
          </table:table-cell>
          <table:table-cell table:number-columns-repeated="2"/>
          <table:table-cell office:value-type="float" office:value="4361" calcext:value-type="float">
            <text:p>4361</text:p>
          </table:table-cell>
          <table:table-cell table:formula="of:=[.C40]/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3</text:p>
          </table:table-cell>
          <table:table-cell office:value-type="float" office:value="18.000064" calcext:value-type="float">
            <text:p>18.000064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table:formula="of:=[.C41]/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3.031228" calcext:value-type="float">
            <text:p>13.031228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formula="of:=[.C42]/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8.625582" calcext:value-type="float">
            <text:p>18.625582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formula="of:=[.C43]/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8.911424" calcext:value-type="float">
            <text:p>8.911424</text:p>
          </table:table-cell>
          <table:table-cell office:value-type="float" office:value="18.194" calcext:value-type="float">
            <text:p>18.194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formula="of:=[.C44]/[.B44]" office:value-type="float" office:value="2.04164901142623" calcext:value-type="float">
            <text:p>2.04164901142623</text:p>
          </table:table-cell>
          <table:table-cell/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2.198632" calcext:value-type="float">
            <text:p>2.198632</text:p>
          </table:table-cell>
          <table:table-cell office:value-type="float" office:value="6.038508" calcext:value-type="float">
            <text:p>6.038508</text:p>
          </table:table-cell>
          <table:table-cell table:number-columns-repeated="2" table:style-name="ce13" office:value-type="float" office:value="157" calcext:value-type="float">
            <text:p>157</text:p>
          </table:table-cell>
          <table:table-cell table:formula="of:=[.C45]/[.B45]" office:value-type="float" office:value="2.74648417743397" calcext:value-type="float">
            <text:p>2.74648417743397</text:p>
          </table:table-cell>
          <table:table-cell/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7.039091" calcext:value-type="float">
            <text:p>7.03909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formula="of:=[.C46]/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12.516566" calcext:value-type="float">
            <text:p>12.516566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formula="of:=[.C47]/[.B47]" office:value-type="float" office:value="0" calcext:value-type="float">
            <text:p>0</text:p>
          </table:table-cell>
          <table:table-cell/>
        </table:table-row>
      </table:table>
      <table:table table:name="Depth Scaling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pies</text:p>
          </table:table-cell>
          <table:table-cell office:value-type="string" calcext:value-type="string">
            <text:p># Cells</text:p>
          </table:table-cell>
          <table:table-cell office:value-type="string" calcext:value-type="string">
            <text:p>Time Me</text:p>
          </table:table-cell>
          <table:table-cell/>
          <table:table-cell office:value-type="string" calcext:value-type="string">
            <text:p>Time F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72.3" calcext:value-type="float">
            <text:p>72.3</text:p>
          </table:table-cell>
          <table:table-cell/>
          <table:table-cell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186" calcext:value-type="float">
            <text:p>2186</text:p>
          </table:table-cell>
          <table:table-cell office:value-type="float" office:value="234.6" calcext:value-type="float">
            <text:p>234.6</text:p>
          </table:table-cell>
          <table:table-cell table:formula="of:=[.D5]/[.D4]" office:value-type="float" office:value="3.2448132780083" calcext:value-type="float">
            <text:p>3.2448132780083</text:p>
          </table:table-cell>
          <table:table-cell office:value-type="float" office:value="121.7" calcext:value-type="float">
            <text:p>121.7</text:p>
          </table:table-cell>
          <table:table-cell table:formula="of:=[.F5]/[.F4]" office:value-type="float" office:value="2.45858585858586" calcext:value-type="float">
            <text:p>2.45858585858586</text:p>
          </table:table-cell>
          <table:table-cell/>
          <table:table-cell table:formula="of:=[.E5]/[.G5]" office:value-type="float" office:value="1.3197884737996" calcext:value-type="float">
            <text:p>1.319788473799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86" calcext:value-type="float">
            <text:p>2186</text:p>
          </table:table-cell>
          <table:table-cell office:value-type="float" office:value="470.7" calcext:value-type="float">
            <text:p>470.7</text:p>
          </table:table-cell>
          <table:table-cell table:formula="of:=[.D6]/[.D5]" office:value-type="float" office:value="2.00639386189258" calcext:value-type="float">
            <text:p>2.00639386189258</text:p>
          </table:table-cell>
          <table:table-cell office:value-type="float" office:value="193.6" calcext:value-type="float">
            <text:p>193.6</text:p>
          </table:table-cell>
          <table:table-cell table:formula="of:=[.F6]/[.F5]" office:value-type="float" office:value="1.59079704190633" calcext:value-type="float">
            <text:p>1.59079704190633</text:p>
          </table:table-cell>
          <table:table-cell/>
          <table:table-cell table:formula="of:=[.E6]/[.G6]" office:value-type="float" office:value="1.26125068694384" calcext:value-type="float">
            <text:p>1.26125068694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22:00:23.28270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9:54:57.586006017</meta:creation-date>
    <dc:date>2020-10-05T22:28:09.932017067</dc:date>
    <meta:editing-duration>PT13H42M8S</meta:editing-duration>
    <meta:editing-cycles>75</meta:editing-cycles>
    <meta:generator>LibreOffice/6.0.7.3$Linux_X86_64 LibreOffice_project/00m0$Build-3</meta:generator>
    <meta:document-statistic meta:table-count="5" meta:cell-count="670" meta:object-count="0"/>
  </office:meta>
</office:document-meta>
</file>